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500000233A8DAA5245ADD7854.png" manifest:media-type="image/png"/>
  <manifest:file-entry manifest:full-path="Pictures/10000000000001FF0000023393DA46047D220F43.png" manifest:media-type="image/png"/>
  <manifest:file-entry manifest:full-path="Pictures/100000000000021F00000235FB32074E56CB4107.png" manifest:media-type="image/png"/>
  <manifest:file-entry manifest:full-path="Pictures/10000000000001F90000022F0316127A035BDB6E.png" manifest:media-type="image/png"/>
  <manifest:file-entry manifest:full-path="Pictures/10000000000002030000023519F7F91D07F71072.png" manifest:media-type="image/png"/>
  <manifest:file-entry manifest:full-path="Pictures/10000000000001F70000022FF3D2683B6D29B9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719b" officeooo:paragraph-rsid="001c719b" style:font-weight-asian="bold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weight="bold" officeooo:rsid="001c719b" officeooo:paragraph-rsid="001c719b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ótipos Sistema CRONOS </text:p>
      <text:p text:style-name="P1"/>
      <text:p text:style-name="P1"><draw:frame draw:style-name="fr1" draw:name="Figura1" text:anchor-type="as-char" svg:width="13.628cm" svg:height="14.951cm" draw:z-index="0"><draw:image xlink:href="Pictures/10000000000002030000023519F7F91D07F71072.png" xlink:type="simple" xlink:show="embed" xlink:actuate="onLoad"/></draw:frame></text:p>
      <text:p text:style-name="P2"><draw:frame draw:style-name="fr1" draw:name="Figura2" text:anchor-type="as-char" svg:width="14.369cm" svg:height="14.947cm" draw:z-index="1"><draw:image xlink:href="Pictures/100000000000021F00000235FB32074E56CB4107.png" xlink:type="simple" xlink:show="embed" xlink:actuate="onLoad"/></draw:frame></text:p>
      <text:p text:style-name="P2"><draw:frame draw:style-name="fr1" draw:name="Figura3" text:anchor-type="as-char" svg:width="13.36cm" svg:height="14.788cm" draw:z-index="2"><draw:image xlink:href="Pictures/10000000000001F90000022F0316127A035BDB6E.png" xlink:type="simple" xlink:show="embed" xlink:actuate="onLoad"/></draw:frame></text:p>
      <text:p text:style-name="P2"><draw:frame draw:style-name="fr1" draw:name="Figura4" text:anchor-type="as-char" svg:width="13.31cm" svg:height="14.788cm" draw:z-index="3"><draw:image xlink:href="Pictures/10000000000001F70000022FF3D2683B6D29B93D.png" xlink:type="simple" xlink:show="embed" xlink:actuate="onLoad"/></draw:frame></text:p>
      <text:p text:style-name="P2"><draw:frame draw:style-name="fr1" draw:name="Figura5" text:anchor-type="as-char" svg:width="13.518cm" svg:height="14.894cm" draw:z-index="4"><draw:image xlink:href="Pictures/10000000000001FF0000023393DA46047D220F43.png" xlink:type="simple" xlink:show="embed" xlink:actuate="onLoad"/></draw:frame></text:p>
      <text:p text:style-name="P2"><draw:frame draw:style-name="fr1" draw:name="Figura6" text:anchor-type="as-char" svg:width="13.677cm" svg:height="14.894cm" draw:z-index="5"><draw:image xlink:href="Pictures/100000000000020500000233A8DAA5245ADD78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1:47:00.148604116</meta:creation-date>
    <dc:date>2018-12-19T21:49:14.870652651</dc:date>
    <meta:editing-duration>PT2M14S</meta:editing-duration>
    <meta:editing-cycles>1</meta:editing-cycles>
    <meta:document-statistic meta:table-count="0" meta:image-count="6" meta:object-count="0" meta:page-count="6" meta:paragraph-count="7" meta:word-count="3" meta:character-count="26" meta:non-whitespace-character-count="23"/>
    <meta:generator>LibreOffice/5.1.6.2$Linux_X86_64 LibreOffice_project/10m0$Build-2</meta:generator>
  </office:meta>
</office:document-meta>
</file>